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D900000190D46750C3AFC15579.png" manifest:media-type="image/png"/>
  <manifest:file-entry manifest:full-path="Pictures/1000000100000200000002002BD4DBB6AF5FC345.png" manifest:media-type="image/png"/>
  <manifest:file-entry manifest:full-path="Pictures/10000000000004B000000369483B320CC241B2AC.png" manifest:media-type="image/png"/>
  <manifest:file-entry manifest:full-path="Pictures/1000000100000457000000EB6367EB138D97735D.png" manifest:media-type="image/png"/>
  <manifest:file-entry manifest:full-path="Pictures/1000000100000457000000EB15284F08EF0D88BC.png" manifest:media-type="image/png"/>
  <manifest:file-entry manifest:full-path="Pictures/100000010000044E0000011683F453FC1CD24C4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01cm, 14.452cm, 13.341cm, 3.637cm)" draw:image-opacity="100%" style:mirror="none"/>
    </style:style>
    <style:style style:name="gr3" style:family="graphic" style:parent-style-name="objectwithoutfill">
      <style:graphic-properties svg:stroke-width="0.254cm" svg:stroke-color="#ffffff" draw:marker-start-width="0.584cm" draw:marker-end-width="0.584cm" draw:fill="none" draw:textarea-vertical-align="middle" fo:padding-top="0.252cm" fo:padding-bottom="0.252cm" fo:padding-left="0.377cm" fo:padding-right="0.377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602cm, 4.513cm, 5.855cm, 17.478cm)" draw:image-opacity="100%" style:mirror="none"/>
    </style:style>
    <style:style style:name="gr5" style:family="graphic" style:parent-style-name="objectwithoutfill">
      <style:graphic-properties svg:stroke-width="0.508cm" svg:stroke-color="#ffffff" draw:marker-start-width="0.965cm" draw:marker-end-width="0.965cm" draw:fill="none" draw:textarea-vertical-align="middle" fo:padding-top="0.379cm" fo:padding-bottom="0.379cm" fo:padding-left="0.504cm" fo:padding-right="0.504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07cm, 4.891cm, 3.665cm, 11.009cm)" draw:image-opacity="100%" style:mirror="none"/>
    </style:style>
    <style:style style:name="gr7" style:family="graphic" style:parent-style-name="standard">
      <style:graphic-properties svg:stroke-color="#81d41a" draw:fill="none" draw:textarea-horizontal-align="justify" draw:textarea-vertical-align="middle" draw:auto-grow-height="false" fo:min-height="6.896cm" fo:min-width="3.891cm"/>
    </style:style>
    <style:style style:name="gr8" style:family="graphic" style:parent-style-name="standard">
      <style:graphic-properties svg:stroke-color="#81d41a" draw:fill="none" draw:textarea-horizontal-align="justify" draw:textarea-vertical-align="middle" draw:auto-grow-height="false" fo:min-height="6.626cm" fo:min-width="9.511cm"/>
    </style:style>
    <style:style style:name="gr9" style:family="graphic" style:parent-style-name="standard">
      <style:graphic-properties svg:stroke-color="#81d41a" draw:fill="none" draw:textarea-horizontal-align="justify" draw:textarea-vertical-align="middle" draw:auto-grow-height="false" fo:min-height="4.41cm" fo:min-width="3.891cm"/>
    </style:style>
    <style:style style:name="gr10" style:family="graphic" style:parent-style-name="standard">
      <style:graphic-properties svg:stroke-color="#81d41a" draw:fill="none" draw:textarea-horizontal-align="justify" draw:textarea-vertical-align="middle" draw:auto-grow-height="false" fo:min-height="0.899cm" fo:min-width="3.80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12" style:family="graphic" style:parent-style-name="objectwithoutfill">
      <style:graphic-properties svg:stroke-color="#81d41a" draw:marker-end="Arrowheads_20_1" draw:marker-end-width="0.102cm" draw:fill="none" draw:textarea-vertical-align="middle" draw:shadow-offset-x="0.203cm" draw:shadow-offset-y="0.203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8pt"/>
    </style:style>
    <style:style style:name="P3" style:family="paragraph">
      <loext:graphic-properties draw:fill="none" draw:fill-color="#ffffff"/>
      <style:text-properties fo:font-size="8pt"/>
    </style:style>
    <style:style style:name="P4" style:family="paragraph">
      <style:paragraph-properties fo:text-align="center"/>
      <style:text-properties fo:font-size="8pt"/>
    </style:style>
    <style:style style:name="P5" style:family="paragraph">
      <loext:graphic-properties draw:fill="none" draw:fill-color="#ffffff"/>
      <style:paragraph-properties fo:text-align="center"/>
      <style:text-properties fo:font-size="8pt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484cm" svg:height="0.879cm" svg:x="20.286cm" svg:y="1.526cm">
          <draw:image xlink:href="Pictures/100000010000044E0000011683F453FC1CD24C48.png" xlink:type="simple" xlink:show="embed" xlink:actuate="onLoad" draw:mime-type="image/png">
            <text:p/>
          </draw:image>
        </draw:frame>
        <draw:frame draw:style-name="gr1" draw:text-style-name="P1" draw:layer="layout" svg:width="10.075cm" svg:height="2.131cm" svg:x="16.995cm" svg:y="2.814cm">
          <draw:image xlink:href="Pictures/1000000100000457000000EB15284F08EF0D88BC.png" xlink:type="simple" xlink:show="embed" xlink:actuate="onLoad" draw:mime-type="image/png">
            <text:p/>
          </draw:image>
        </draw:frame>
        <draw:frame draw:style-name="gr1" draw:text-style-name="P1" draw:layer="layout" svg:width="10.06cm" svg:height="2.127cm" svg:x="17.01cm" svg:y="5.131cm">
          <draw:image xlink:href="Pictures/1000000100000457000000EB6367EB138D97735D.png" xlink:type="simple" xlink:show="embed" xlink:actuate="onLoad" draw:mime-type="image/png">
            <text:p/>
          </draw:image>
        </draw:frame>
        <draw:g>
          <draw:frame draw:style-name="gr2" draw:text-style-name="P1" draw:layer="layout" svg:width="4.444cm" svg:height="1.904cm" svg:x="0.806cm" svg:y="3.811cm">
            <draw:image xlink:href="Pictures/10000000000004B000000369483B320CC241B2AC.png" xlink:type="simple" xlink:show="embed" xlink:actuate="onLoad" draw:mime-type="image/png">
              <text:p/>
            </draw:image>
          </draw:frame>
          <draw:line draw:style-name="gr3" draw:text-style-name="P1" draw:layer="layout" svg:x1="0.805cm" svg:y1="5.715cm" svg:x2="5.25cm" svg:y2="5.715cm">
            <text:p/>
          </draw:line>
        </draw:g>
        <draw:g>
          <draw:frame draw:style-name="gr4" draw:text-style-name="P1" draw:layer="layout" svg:width="3.174cm" svg:height="0.532cm" svg:x="16.55cm" svg:y="11.432cm">
            <draw:image xlink:href="Pictures/10000000000004B000000369483B320CC241B2AC.png" xlink:type="simple" xlink:show="embed" xlink:actuate="onLoad" draw:mime-type="image/png">
              <text:p/>
            </draw:image>
          </draw:frame>
          <draw:line draw:style-name="gr5" draw:text-style-name="P1" draw:layer="layout" svg:x1="16.615cm" svg:y1="11.43cm" svg:x2="16.615cm" svg:y2="11.965cm">
            <text:p/>
          </draw:line>
        </draw:g>
        <draw:g>
          <draw:frame draw:style-name="gr2" draw:text-style-name="P1" draw:layer="layout" svg:width="4.444cm" svg:height="1.904cm" svg:x="0.807cm" svg:y="1.175cm">
            <draw:image xlink:href="Pictures/10000000000004B000000369483B320CC241B2AC.png" xlink:type="simple" xlink:show="embed" xlink:actuate="onLoad" draw:mime-type="image/png">
              <text:p/>
            </draw:image>
          </draw:frame>
          <draw:line draw:style-name="gr3" draw:text-style-name="P1" draw:layer="layout" svg:x1="0.806cm" svg:y1="3.079cm" svg:x2="5.251cm" svg:y2="3.079cm">
            <text:p/>
          </draw:line>
        </draw:g>
        <draw:g>
          <draw:frame draw:style-name="gr2" draw:text-style-name="P1" draw:layer="layout" svg:width="4.444cm" svg:height="1.904cm" svg:x="0.807cm" svg:y="6.575cm">
            <draw:image xlink:href="Pictures/10000000000004B000000369483B320CC241B2AC.png" xlink:type="simple" xlink:show="embed" xlink:actuate="onLoad" draw:mime-type="image/png">
              <text:p/>
            </draw:image>
          </draw:frame>
          <draw:line draw:style-name="gr3" draw:text-style-name="P1" draw:layer="layout" svg:x1="0.806cm" svg:y1="8.479cm" svg:x2="5.251cm" svg:y2="8.479cm">
            <text:p/>
          </draw:line>
        </draw:g>
        <draw:g>
          <draw:frame draw:style-name="gr1" draw:text-style-name="P1" draw:layer="layout" svg:width="3.126cm" svg:height="3.126cm" svg:x="7.212cm" svg:y="2.945cm">
            <draw:image xlink:href="Pictures/1000000100000200000002002BD4DBB6AF5FC345.png" xlink:type="simple" xlink:show="embed" xlink:actuate="onLoad" draw:mime-type="image/png">
              <text:p/>
            </draw:image>
          </draw:frame>
          <draw:frame draw:style-name="gr6" draw:text-style-name="P1" draw:layer="layout" svg:width="3.175cm" svg:height="1.191cm" svg:x="7.212cm" svg:y="5.95cm">
            <draw:image xlink:href="Pictures/10000001000003D900000190D46750C3AFC15579.png" xlink:type="simple" xlink:show="embed" xlink:actuate="onLoad" draw:mime-type="image/png">
              <text:p/>
            </draw:image>
          </draw:frame>
        </draw:g>
        <draw:custom-shape draw:style-name="gr7" draw:text-style-name="P1" draw:layer="layout" svg:width="4.865cm" svg:height="7.62cm" svg:x="0.85cm" svg:y="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4.865cm" svg:height="7.62cm" svg:x="6.25cm" svg:y="1.2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4.865cm" svg:height="7.62cm" svg:x="11.45cm" svg:y="1.2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0.755cm" svg:height="7.62cm" svg:x="16.55cm" svg:y="1.2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865cm" svg:height="5.134cm" svg:x="16.55cm" svg:y="9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4.425cm" svg:height="1.273cm" svg:x="11.65cm" svg:y="6.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4.425cm" svg:height="1.273cm" svg:x="11.65cm" svg:y="5.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4.425cm" svg:height="1.273cm" svg:x="11.65cm" svg:y="3.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4.425cm" svg:height="1.273cm" svg:x="11.65cm" svg:y="2.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5.715cm" svg:height="0.635cm" svg:x="11.115cm" svg:y="0.635cm">
          <draw:text-box>
            <text:p text:style-name="P2"><text:span text:style-name="T1">kafka-video-consumer-mongodb-python</text:span></text:p>
          </draw:text-box>
        </draw:frame>
        <draw:frame draw:style-name="gr11" draw:text-style-name="P5" draw:layer="layout" svg:width="5.715cm" svg:height="0.635cm" svg:x="0.416cm" svg:y="0.636cm">
          <draw:text-box>
            <text:p text:style-name="P4"><text:span text:style-name="T1">kafka-video-server-python</text:span></text:p>
          </draw:text-box>
        </draw:frame>
        <draw:frame draw:style-name="gr11" draw:text-style-name="P5" draw:layer="layout" svg:width="5.715cm" svg:height="0.635cm" svg:x="15.875cm" svg:y="14.736cm">
          <draw:text-box>
            <text:p text:style-name="P4"><text:span text:style-name="T1">video-collector-mongodb-python</text:span></text:p>
          </draw:text-box>
        </draw:frame>
        <draw:line draw:style-name="gr12" draw:text-style-name="P1" draw:layer="layout" svg:x1="5.08cm" svg:y1="2.54cm" svg:x2="7.62cm" svg:y2="3.81cm">
          <text:p/>
        </draw:line>
        <draw:line draw:style-name="gr12" draw:text-style-name="P1" draw:layer="layout" svg:x1="5.08cm" svg:y1="7.62cm" svg:x2="7.62cm" svg:y2="5.08cm">
          <text:p/>
        </draw:line>
        <draw:line draw:style-name="gr12" draw:text-style-name="P1" draw:layer="layout" svg:x1="5.08cm" svg:y1="5.08cm" svg:x2="7.62cm" svg:y2="4.445cm">
          <text:p/>
        </draw:line>
        <draw:line draw:style-name="gr12" draw:text-style-name="P1" draw:layer="layout" svg:x1="10.16cm" svg:y1="4.375cm" svg:x2="11.45cm" svg:y2="4.375cm">
          <text:p/>
        </draw:line>
        <draw:line draw:style-name="gr12" draw:text-style-name="P1" draw:layer="layout" svg:x1="10.16cm" svg:y1="5.975cm" svg:x2="11.45cm" svg:y2="5.975cm">
          <text:p/>
        </draw:line>
        <draw:line draw:style-name="gr12" draw:text-style-name="P1" draw:layer="layout" svg:x1="10.16cm" svg:y1="2.975cm" svg:x2="11.45cm" svg:y2="2.975cm">
          <text:p/>
        </draw:line>
        <draw:line draw:style-name="gr12" draw:text-style-name="P1" draw:layer="layout" svg:x1="10.16cm" svg:y1="7.475cm" svg:x2="11.45cm" svg:y2="7.475cm">
          <text:p/>
        </draw:line>
        <draw:line draw:style-name="gr12" draw:text-style-name="P1" draw:layer="layout" svg:x1="17.01cm" svg:y1="2.814cm" svg:x2="17.01cm" svg:y2="11.679cm">
          <text:p/>
        </draw:lin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31T17:33:09.979047800</meta:creation-date>
    <dc:date>2025-01-01T18:40:55.808893509</dc:date>
    <meta:editing-duration>PT34M55S</meta:editing-duration>
    <meta:editing-cycles>8</meta:editing-cycles>
    <meta:generator>LibreOffice/7.3.7.2$Linux_X86_64 LibreOffice_project/30$Build-2</meta:generator>
    <meta:document-statistic meta:object-count="61"/>
  </office:meta>
</office:document-meta>
</file>